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39in"/>
    </style:style>
    <style:style style:name="co2" style:family="table-column">
      <style:table-column-properties fo:break-before="auto" style:column-width="1.802in"/>
    </style:style>
    <style:style style:name="co3" style:family="table-column">
      <style:table-column-properties fo:break-before="auto" style:column-width="2.8972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76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5076">
      <style:table-cell-properties style:text-align-source="fix" style:repeat-content="false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5106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ext-properties style:font-name="Arial1" fo:font-size="10pt" style:font-name-asian="DejaVu Sans" style:font-size-asian="10pt" style:font-name-complex="DejaVu Sans" style:font-size-complex="10pt"/>
    </style:style>
    <style:style style:name="ce9" style:family="table-cell" style:parent-style-name="Default">
      <style:text-properties style:font-name="Arial1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ce10" style:family="table-cell" style:parent-style-name="Default">
      <style:table-cell-properties fo:background-color="#cccccc"/>
      <style:text-properties style:font-name="Arial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font-name="Arial1" fo:font-size="10pt" fo:font-weight="bold" style:font-name-asian="DejaVu Sans" style:font-size-asian="12pt" style:font-weight-asian="bold" style:font-name-complex="DejaVu Sans" style:font-size-complex="12pt" style:font-weight-complex="bold"/>
    </style:style>
    <style:style style:name="ce12" style:family="table-cell" style:parent-style-name="Default">
      <style:text-properties style:font-name="Arial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Arial1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 fo:font-size="10pt" style:font-size-asian="10pt" style:font-size-complex="10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23">
      <style:text-properties fo:font-size="10pt" style:font-size-asian="10pt" style:font-size-complex="10pt"/>
    </style:style>
    <style:style style:name="ce18" style:family="table-cell" style:parent-style-name="Default" style:data-style-name="N123">
      <style:table-cell-properties fo:background-color="#cccccc" style:text-align-source="fix" style:repeat-content="false"/>
      <style:paragraph-properties fo:text-align="end" fo:margin-left="0in"/>
      <style:text-properties style:font-name="Arial1" fo:font-size="10pt" style:font-size-asian="10pt" style:font-size-complex="10p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Arial1" fo:font-size="12pt" style:font-size-asian="12pt" style:font-size-complex="12pt"/>
    </style:style>
    <style:style style:name="ce21" style:family="table-cell" style:parent-style-name="Default">
      <style:text-properties style:font-name="Arial1" fo:font-weight="bold" style:font-weight-asian="bold" style:font-weight-complex="bold"/>
    </style:style>
    <style:style style:name="T1" style:family="text">
      <style:text-properties style:font-name-asian="DejaVu Sans" style:font-size-asian="12pt" style:font-name-complex="DejaVu Sans" style:font-size-complex="12pt"/>
    </style:style>
  </office:automatic-styles>
  <office:body>
    <office:spreadsheet>
      <table:table table:name=" 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4"/>
        <table:table-column table:style-name="co4" table:number-columns-repeated="2" table:default-cell-style-name="ce13"/>
        <table:table-column table:style-name="co5" table:number-columns-repeated="1019" table:default-cell-style-name="ce13"/>
        <table:table-row table:style-name="ro1">
          <table:table-cell table:style-name="ce1" office:value-type="string" table:number-columns-spanned="3" table:number-rows-spanned="1">
            <text:p>PT DOMUS JAYA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BALANCE SHEET</text:p>
          </table:table-cell>
          <table:covered-table-cell table:style-name="ce4"/>
          <table:covered-table-cell table:style-name="ce15"/>
          <table:table-cell table:number-columns-repeated="1021"/>
        </table:table-row>
        <table:table-row table:style-name="ro3">
          <table:table-cell table:style-name="ce3" office:value-type="string" table:number-columns-spanned="3" table:number-rows-spanned="1">
            <text:p>PER <text:a xlink:href="relatorio://period_stop.date_stop">period_stop.date_stop</text:a></text:p>
          </table:table-cell>
          <table:covered-table-cell table:style-name="ce9"/>
          <table:covered-table-cell table:style-name="ce15"/>
          <table:table-cell table:number-columns-repeated="1021"/>
        </table:table-row>
        <table:table-row table:style-name="ro2">
          <table:table-cell table:style-name="ce4" table:number-columns-repeated="2"/>
          <table:table-cell table:style-name="ce15"/>
          <table:table-cell table:number-columns-repeated="1021"/>
        </table:table-row>
        <table:table-row table:style-name="ro4">
          <table:table-cell table:style-name="ce4" table:number-columns-repeated="2"/>
          <table:table-cell table:style-name="ce16" office:value-type="string">
            <text:p>(IDR)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5" office:value-type="string">
            <text:p>AKTIVA</text:p>
          </table:table-cell>
          <table:table-cell table:style-name="ce5"/>
          <table:table-cell table:style-name="ce16"/>
          <table:table-cell table:style-name="ce12"/>
          <table:table-cell table:style-name="ce21" table:number-columns-repeated="1020"/>
        </table:table-row>
        <table:table-row table:style-name="ro4">
          <table:table-cell table:style-name="ce5" office:value-type="string">
            <text:p>AKTIVA LANCAR</text:p>
          </table:table-cell>
          <table:table-cell table:style-name="ce4"/>
          <table:table-cell table:style-name="ce17"/>
          <table:table-cell table:style-name="ce20"/>
          <table:table-cell table:number-columns-repeated="1020"/>
        </table:table-row>
        <table:table-row table:style-name="ro4">
          <table:table-cell table:style-name="ce6" office:value-type="string">
            <text:p><text:a xlink:href="relatorio://daccounts.c_111000.name">daccounts.c_111000.name</text:a></text:p>
          </table:table-cell>
          <table:table-cell table:style-name="ce4"/>
          <table:table-cell table:style-name="ce15" office:value-type="string">
            <text:p><text:a xlink:href="relatorio://daccounts.c_111000.balance">daccounts.c_111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12000.name">daccounts.c_112000.name</text:a></text:p>
          </table:table-cell>
          <table:table-cell table:style-name="ce4"/>
          <table:table-cell table:style-name="ce15" office:value-type="string">
            <text:p><text:a xlink:href="relatorio://daccounts.c_112000.balance">daccounts.c_112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13000.name">daccounts.c_113000.name</text:a></text:p>
          </table:table-cell>
          <table:table-cell table:style-name="ce4"/>
          <table:table-cell table:style-name="ce15" office:value-type="string">
            <text:p><text:a xlink:href="relatorio://daccounts.c_113000.balance">daccounts.c_113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14000.name">daccounts.c_114000.name</text:a></text:p>
          </table:table-cell>
          <table:table-cell table:style-name="ce4"/>
          <table:table-cell table:style-name="ce15" office:value-type="string">
            <text:p><text:a xlink:href="relatorio://daccounts.c_114000.balance">daccounts.c_114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15000.name">daccounts.c_115000.name</text:a></text:p>
          </table:table-cell>
          <table:table-cell table:style-name="ce4"/>
          <table:table-cell table:style-name="ce15" office:value-type="string">
            <text:p><text:a xlink:href="relatorio://daccounts.c_115000.balance">daccounts.c_115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5" office:value-type="string">
            <text:p>TOTAL AKTIVA LANCAR</text:p>
          </table:table-cell>
          <table:table-cell table:style-name="ce4"/>
          <table:table-cell table:style-name="ce16" table:formula="of:=SUM([.C8:.C12])" office:value-type="float" office:value="0">
            <text:p>.00 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5" table:number-columns-repeated="2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7" office:value-type="string">
            <text:p>AKTIVA TETAP</text:p>
          </table:table-cell>
          <table:table-cell table:style-name="ce4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6" office:value-type="string">
            <text:p><text:a xlink:href="relatorio://daccounts.c_121000.name">daccounts.c_121000.name</text:a></text:p>
          </table:table-cell>
          <table:table-cell table:style-name="ce4"/>
          <table:table-cell table:style-name="ce15" office:value-type="string">
            <text:p><text:a xlink:href="relatorio://daccounts.c_121000.balance">daccounts.c_121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22000.name">daccounts.c_122000.name</text:a></text:p>
          </table:table-cell>
          <table:table-cell table:style-name="ce4"/>
          <table:table-cell table:style-name="ce15" office:value-type="string">
            <text:p><text:a xlink:href="relatorio://daccounts.c_122000.balance">daccounts.c_122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23000.name">daccounts.c_123000.name</text:a></text:p>
          </table:table-cell>
          <table:table-cell table:style-name="ce4"/>
          <table:table-cell table:style-name="ce15" office:value-type="string">
            <text:p><text:a xlink:href="relatorio://daccounts.c_123000.balance">daccounts.c_123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24000.name">daccounts.c_124000.name</text:a></text:p>
          </table:table-cell>
          <table:table-cell table:style-name="ce4"/>
          <table:table-cell table:style-name="ce15" office:value-type="string">
            <text:p><text:a xlink:href="relatorio://daccounts.c_124000.balance">daccounts.c_124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25000.name">daccounts.c_125000.name</text:a></text:p>
          </table:table-cell>
          <table:table-cell table:style-name="ce4"/>
          <table:table-cell table:style-name="ce15" office:value-type="string">
            <text:p><text:a xlink:href="relatorio://daccounts.c_125000.balance">daccounts.c_125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26000.name">daccounts.c_126000.name</text:a></text:p>
          </table:table-cell>
          <table:table-cell table:style-name="ce4"/>
          <table:table-cell table:style-name="ce15" office:value-type="string">
            <text:p><text:a xlink:href="relatorio://daccounts.c_126000.balance">daccounts.c_126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<text:a xlink:href="relatorio://daccounts.c_131000.name">daccounts.c_131000.name</text:a></text:p>
          </table:table-cell>
          <table:table-cell table:style-name="ce4"/>
          <table:table-cell table:style-name="ce15" office:value-type="string">
            <text:p><text:a xlink:href="relatorio://daccounts.c_131000.balance">daccounts.c_131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7" office:value-type="string">
            <text:p>TOTAL AKTIVA TETAP</text:p>
          </table:table-cell>
          <table:table-cell table:style-name="ce4"/>
          <table:table-cell table:style-name="ce16" table:formula="of:=SUM([.C16:.C22])" office:value-type="float" office:value="0">
            <text:p>.00 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table:number-columns-repeated="2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5" office:value-type="string">
            <text:p>AKTIVA LAIN-LAIN</text:p>
          </table:table-cell>
          <table:table-cell table:style-name="ce4"/>
          <table:table-cell table:style-name="ce15"/>
          <table:table-cell table:style-name="ce20"/>
          <table:table-cell table:number-columns-repeated="1020"/>
        </table:table-row>
        <table:table-row table:style-name="ro3">
          <table:table-cell table:style-name="ce8" office:value-type="string">
            <text:p><text:span text:style-name="T1"><text:a xlink:href="relatorio://daccounts.c_141200.name">daccounts.c_141200.name</text:a></text:span></text:p>
          </table:table-cell>
          <table:table-cell table:style-name="ce4"/>
          <table:table-cell table:style-name="ce15" office:value-type="string">
            <text:p><text:a xlink:href="relatorio://daccounts.c_141200.balance">daccounts.c_141200.balance</text:a>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<text:span text:style-name="T1"><text:a xlink:href="relatorio://daccounts.c_141300.name">daccounts.c_141300.name</text:a></text:span></text:p>
          </table:table-cell>
          <table:table-cell table:style-name="ce4"/>
          <table:table-cell table:style-name="ce15" office:value-type="string">
            <text:p><text:a xlink:href="relatorio://daccounts.c_141300.balance">daccounts.c_141300.balance</text:a>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<text:span text:style-name="T1"><text:a xlink:href="relatorio://daccounts.c_141400.name">daccounts.c_141400.name</text:a></text:span></text:p>
          </table:table-cell>
          <table:table-cell table:style-name="ce4"/>
          <table:table-cell table:style-name="ce15" office:value-type="string">
            <text:p><text:a xlink:href="relatorio://daccounts.c_141400.balance">daccounts.c_141400.balance</text:a>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<text:span text:style-name="T1"><text:a xlink:href="relatorio://daccounts.c_141500.name">daccounts.c_141500.name</text:a></text:span></text:p>
          </table:table-cell>
          <table:table-cell table:style-name="ce4"/>
          <table:table-cell table:style-name="ce15" office:value-type="string">
            <text:p><text:a xlink:href="relatorio://daccounts.c_141500.balance">daccounts.c_1415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8" office:value-type="string">
            <text:p><text:span text:style-name="T1"><text:a xlink:href="relatorio://daccounts.c_141600.name">daccounts.c_141600.name</text:a></text:span></text:p>
          </table:table-cell>
          <table:table-cell table:style-name="ce4"/>
          <table:table-cell table:style-name="ce15" office:value-type="string">
            <text:p><text:a xlink:href="relatorio://daccounts.c_141600.balance">daccounts.c_1416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8" office:value-type="string">
            <text:p><text:span text:style-name="T1"><text:a xlink:href="relatorio://daccounts.c_141700.name">daccounts.c_141700.name</text:a></text:span></text:p>
          </table:table-cell>
          <table:table-cell table:style-name="ce4"/>
          <table:table-cell table:style-name="ce15" office:value-type="string">
            <text:p><text:a xlink:href="relatorio://daccounts.c_141700.balance">daccounts.c_1417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8" office:value-type="string">
            <text:p><text:span text:style-name="T1"><text:a xlink:href="relatorio://daccounts.c_141800.name">daccounts.c_141800.name</text:a></text:span></text:p>
          </table:table-cell>
          <table:table-cell table:style-name="ce4"/>
          <table:table-cell table:style-name="ce15" office:value-type="string">
            <text:p><text:a xlink:href="relatorio://daccounts.c_141800.balance">daccounts.c_1418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8" office:value-type="string">
            <text:p><text:span text:style-name="T1"><text:a xlink:href="relatorio://daccounts.c_149000.name">daccounts.c_149000.name</text:a></text:span></text:p>
          </table:table-cell>
          <table:table-cell table:style-name="ce4"/>
          <table:table-cell table:style-name="ce15" office:value-type="string">
            <text:p><text:a xlink:href="relatorio://daccounts.c_149000.balance">daccounts.c_149000.balance</text:a>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9" office:value-type="string">
            <text:p>TOTAL AKTIVA LAIN-LAIN</text:p>
          </table:table-cell>
          <table:table-cell table:style-name="ce4"/>
          <table:table-cell table:style-name="ce16" table:formula="of:=SUM([.C26:.C33])" office:value-type="float" office:value="0">
            <text:p>.00 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table:number-columns-repeated="2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10" office:value-type="string">
            <text:p>TOTAL AKTIVA</text:p>
          </table:table-cell>
          <table:table-cell table:style-name="ce10"/>
          <table:table-cell table:style-name="ce18" table:formula="of:=[.C13]+[.C23]+[.C34]" office:value-type="float" office:value="0">
            <text:p>.00 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5" table:number-columns-repeated="2"/>
          <table:table-cell table:style-name="ce16"/>
          <table:table-cell table:style-name="ce12"/>
          <table:table-cell table:number-columns-repeated="1020"/>
        </table:table-row>
        <table:table-row table:style-name="ro4">
          <table:table-cell table:style-name="ce5" office:value-type="string">
            <text:p>PASSIVA</text:p>
          </table:table-cell>
          <table:table-cell table:style-name="ce5"/>
          <table:table-cell table:style-name="ce16"/>
          <table:table-cell table:style-name="ce12"/>
          <table:table-cell table:number-columns-repeated="1020"/>
        </table:table-row>
        <table:table-row table:style-name="ro2">
          <table:table-cell table:style-name="ce5" office:value-type="string">
            <text:p>HUTANG JANGKA PENDEK</text:p>
          </table:table-cell>
          <table:table-cell table:style-name="ce4"/>
          <table:table-cell table:style-name="ce15"/>
          <table:table-cell table:number-columns-repeated="1021"/>
        </table:table-row>
        <table:table-row table:style-name="ro3">
          <table:table-cell table:style-name="ce8" office:value-type="string">
            <text:p><text:span text:style-name="T1"><text:a xlink:href="relatorio://daccounts.c_211000.name">daccounts.c_211000.name</text:a></text:span></text:p>
          </table:table-cell>
          <table:table-cell table:style-name="ce4"/>
          <table:table-cell table:style-name="ce15" office:value-type="string">
            <text:p><text:a xlink:href="relatorio://daccounts.c_211000.balance">daccounts.c_211000.balance</text:a>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<text:span text:style-name="T1"><text:a xlink:href="relatorio://daccounts.c_215000.name">daccounts.c_215000.name</text:a></text:span></text:p>
          </table:table-cell>
          <table:table-cell table:style-name="ce4"/>
          <table:table-cell table:style-name="ce15" office:value-type="string">
            <text:p><text:a xlink:href="relatorio://daccounts.c_215000.balance">daccounts.c_215000.balance</text:a>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<text:span text:style-name="T1"><text:a xlink:href="relatorio://daccounts.c_219000.name">daccounts.c_219000.name</text:a></text:span></text:p>
          </table:table-cell>
          <table:table-cell table:style-name="ce4"/>
          <table:table-cell table:style-name="ce15" office:value-type="string">
            <text:p><text:a xlink:href="relatorio://daccounts.c_219000.balance">daccounts.c_219000.balance</text:a>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HUTANG JANGKA PENDEK</text:p>
          </table:table-cell>
          <table:table-cell table:style-name="ce4"/>
          <table:table-cell table:style-name="ce16" table:formula="of:=SUM([.C40:.C42])" office:value-type="float" office:value="0">
            <text:p>.00 </text:p>
          </table:table-cell>
          <table:table-cell table:number-columns-repeated="1021"/>
        </table:table-row>
        <table:table-row table:style-name="ro2">
          <table:table-cell table:style-name="ce4" table:number-columns-repeated="2"/>
          <table:table-cell table:style-name="ce15"/>
          <table:table-cell table:number-columns-repeated="1021"/>
        </table:table-row>
        <table:table-row table:style-name="ro2">
          <table:table-cell table:style-name="ce5" office:value-type="string">
            <text:p>HUTANG JANGKA PANJANG</text:p>
          </table:table-cell>
          <table:table-cell table:style-name="ce4"/>
          <table:table-cell table:style-name="ce15"/>
          <table:table-cell table:number-columns-repeated="1021"/>
        </table:table-row>
        <table:table-row table:style-name="ro3">
          <table:table-cell table:style-name="ce8" office:value-type="string">
            <text:p><text:span text:style-name="T1"><text:a xlink:href="relatorio://daccounts.c_221000.name">daccounts.c_221000.name</text:a></text:span></text:p>
          </table:table-cell>
          <table:table-cell table:style-name="ce4"/>
          <table:table-cell table:style-name="ce15" office:value-type="string">
            <text:p><text:a xlink:href="relatorio://daccounts.c_221000.balance">daccounts.c_221000.balance</text:a>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<text:span text:style-name="T1"><text:a xlink:href="relatorio://daccounts.c_223000.name">daccounts.c_223000.name</text:a></text:span></text:p>
          </table:table-cell>
          <table:table-cell table:style-name="ce4"/>
          <table:table-cell table:style-name="ce15" office:value-type="string">
            <text:p><text:a xlink:href="relatorio://daccounts.c_223000.balance">daccounts.c_223000.balance</text:a>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HUTANG JANGKA PANJANG</text:p>
          </table:table-cell>
          <table:table-cell table:style-name="ce4"/>
          <table:table-cell table:style-name="ce16" table:formula="of:=SUM([.C46:.C47])" office:value-type="float" office:value="0">
            <text:p>.00 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4"/>
          <table:table-cell table:style-name="ce16"/>
          <table:table-cell table:number-columns-repeated="1021"/>
        </table:table-row>
        <table:table-row table:style-name="ro3">
          <table:table-cell table:style-name="ce11" office:value-type="string">
            <text:p><text:span text:style-name="T1"><text:a xlink:href="relatorio://daccounts.c_300000.name">daccounts.c_300000.name</text:a></text:span></text:p>
          </table:table-cell>
          <table:table-cell table:style-name="ce4"/>
          <table:table-cell table:style-name="ce16" office:value-type="string">
            <text:p><text:a xlink:href="relatorio://daccounts.c_300000.balance">daccounts.c_300000.balance</text:a></text:p>
          </table:table-cell>
          <table:table-cell table:number-columns-repeated="1021"/>
        </table:table-row>
        <table:table-row table:style-name="ro3">
          <table:table-cell table:style-name="ce11" office:value-type="string">
            <text:p><text:span text:style-name="T1"><text:a xlink:href="relatorio://daccounts.c_330000.name">daccounts.c_330000.name</text:a></text:span></text:p>
          </table:table-cell>
          <table:table-cell table:style-name="ce5"/>
          <table:table-cell table:style-name="ce16" office:value-type="string">
            <text:p><text:a xlink:href="relatorio://daccounts.c_330000.balance">daccounts.c_330000.balance</text:a></text:p>
          </table:table-cell>
          <table:table-cell table:style-name="ce21" table:number-columns-repeated="1021"/>
        </table:table-row>
        <table:table-row table:style-name="ro2">
          <table:table-cell table:style-name="ce4" table:number-columns-repeated="2"/>
          <table:table-cell table:style-name="ce15"/>
          <table:table-cell table:number-columns-repeated="1021"/>
        </table:table-row>
        <table:table-row table:style-name="ro2">
          <table:table-cell table:style-name="ce10" office:value-type="string">
            <text:p>TOTAL PASSIVA</text:p>
          </table:table-cell>
          <table:table-cell table:style-name="ce10"/>
          <table:table-cell table:style-name="ce18" table:formula="of:=[.C43]+[.C48]+[.C50]+[.C51]" office:value-type="float" office:value="0">
            <text:p>#VALUE!</text:p>
          </table:table-cell>
          <table:table-cell table:number-columns-repeated="1021"/>
        </table:table-row>
        <table:table-row table:style-name="ro2">
          <table:table-cell table:style-name="ce5" table:number-columns-repeated="2"/>
          <table:table-cell table:style-name="ce16"/>
          <table:table-cell table:number-columns-repeated="1021"/>
        </table:table-row>
        <table:table-row table:style-name="ro4">
          <table:table-cell table:style-name="ce12" table:number-columns-repeated="2"/>
          <table:table-cell table:style-name="ce19"/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 '.A4:' '.C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3P0" style:volatile="true">
      <number:number number:decimal-places="2" number:min-integer-digits="0" number:grouping="true"/>
      <number:text> </number:text>
    </number:number-style>
    <number:number-style style:name="N123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4" number:min-integer-digits="0" number:grouping="true"/>
      <number:text> </number:text>
    </number:number-style>
    <number:number-style style:name="N124">
      <style:text-properties fo:color="#ff0000"/>
      <number:text>(</number:text>
      <number:number number:decimal-places="4" number:min-integer-digits="0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6" number:min-integer-digits="0" number:grouping="true"/>
      <number:text> </number:text>
    </number:number-style>
    <number:number-style style:name="N125">
      <style:text-properties fo:color="#ff0000"/>
      <number:text>(</number:text>
      <number:number number:decimal-places="6" number:min-integer-digits="0" number:grouping="true"/>
      <number:text>)</number:text>
      <style:map style:condition="value()&gt;=0" style:apply-style-name="N125P0"/>
    </number:number-style>
    <number:number-style style:name="N5106P0" style:volatile="true" number:language="id" number:country="ID">
      <number:number number:decimal-places="2" number:min-integer-digits="0" number:grouping="true"/>
      <number:text> </number:text>
    </number:number-style>
    <number:number-style style:name="N5106" number:language="id" number:country="ID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5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8256in" fo:margin-bottom="0.952in" style:shadow="none" style:scale-to="9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598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02/23/2012</text:date>, <text:time>11:37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9-11-30T19:08:14</meta:creation-date>
    <dc:creator>Ahmad Tanwir</dc:creator>
    <dc:date>2012-02-23T11:37:38</dc:date>
    <meta:editing-cycles>111</meta:editing-cycles>
    <meta:editing-duration>PT19H17M58S</meta:editing-duration>
    <meta:document-statistic meta:table-count="1" meta:cell-count="7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